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background-color="#00FF00" fo:language="en" fo:country="US"/>
    </style:style>
    <style:style style:name="P3" style:parent-style-name="ListParagraph" style:family="paragraph">
      <style:text-properties fo:background-color="#00FF00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1" style:family="paragraph">
      <style:text-properties fo:language="en" fo:country="US"/>
    </style:style>
    <style:style style:name="P6" style:parent-style-name="ListParagraph" style:family="paragraph">
      <style:text-properties fo:background-color="#00FF00"/>
    </style:style>
    <style:style style:name="P7" style:parent-style-name="ListParagraph" style:family="paragraph">
      <style:text-properties fo:background-color="#00FF00"/>
    </style:style>
    <style:style style:name="P8" style:parent-style-name="ListParagraph" style:family="paragraph">
      <style:text-properties fo:background-color="#00FF00"/>
    </style:style>
    <style:style style:name="P9" style:parent-style-name="ListParagraph" style:family="paragraph">
      <style:text-properties fo:background-color="#00FF00"/>
    </style:style>
    <style:style style:name="P10" style:parent-style-name="ListParagraph" style:family="paragraph">
      <style:text-properties fo:background-color="#00FF00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ListParagraph" style:family="paragraph">
      <style:text-properties fo:background-color="#00FF00" fo:language="en" fo:country="US"/>
    </style:style>
    <style:style style:name="P13" style:parent-style-name="ListParagraph" style:family="paragraph">
      <style:text-properties fo:background-color="#00FF00" fo:language="en" fo:country="US"/>
    </style:style>
    <style:style style:name="P14" style:parent-style-name="ListParagraph" style:family="paragraph">
      <style:text-properties fo:background-color="#00FF00" fo:language="en" fo:country="US"/>
    </style:style>
    <style:style style:name="P15" style:parent-style-name="ListParagraph" style:family="paragraph">
      <style:text-properties fo:background-color="#00FF00" fo:language="en" fo:country="US"/>
    </style:style>
    <style:style style:name="P16" style:parent-style-name="ListParagraph" style:family="paragraph">
      <style:text-properties fo:background-color="#00FF00"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Heading1" style:family="paragraph">
      <style:text-properties fo:language="en" fo:country="US"/>
    </style:style>
    <style:style style:name="P19" style:parent-style-name="ListParagraph" style:family="paragraph">
      <style:text-properties fo:background-color="#00FF00" fo:language="en" fo:country="US"/>
    </style:style>
    <style:style style:name="P20" style:parent-style-name="ListParagraph" style:family="paragraph"/>
    <style:style style:name="T21" style:parent-style-name="DefaultParagraphFont" style:family="text">
      <style:text-properties fo:background-color="#00FF00" fo:language="en" fo:country="US"/>
    </style:style>
    <style:style style:name="P22" style:parent-style-name="ListParagraph" style:family="paragraph">
      <style:text-properties fo:background-color="#00FF00" fo:language="en" fo:country="US"/>
    </style:style>
    <style:style style:name="P23" style:parent-style-name="ListParagraph" style:family="paragraph">
      <style:text-properties fo:background-color="#00FF00" fo:language="en" fo:country="US"/>
    </style:style>
    <style:style style:name="P24" style:parent-style-name="ListParagraph" style:family="paragraph"/>
    <style:style style:name="T25" style:parent-style-name="DefaultParagraphFont" style:family="text">
      <style:text-properties fo:background-color="#00FF00"/>
    </style:style>
    <style:style style:name="T26" style:parent-style-name="DefaultParagraphFont" style:family="text">
      <style:text-properties fo:background-color="#00FF00"/>
    </style:style>
    <style:style style:name="P27" style:parent-style-name="ListParagraph" style:family="paragraph"/>
    <style:style style:name="T28" style:parent-style-name="DefaultParagraphFont" style:family="text">
      <style:text-properties fo:background-color="#00FF00" fo:language="en" fo:country="US"/>
    </style:style>
    <style:style style:name="T29" style:parent-style-name="DefaultParagraphFont" style:family="text">
      <style:text-properties fo:background-color="#00FF00" fo:language="en" fo:country="US"/>
    </style:style>
    <style:style style:name="P30" style:parent-style-name="ListParagraph" style:family="paragraph"/>
    <style:style style:name="T31" style:parent-style-name="DefaultParagraphFont" style:family="text">
      <style:text-properties fo:background-color="#00FF00"/>
    </style:style>
  </office:automatic-styles>
  <office:body>
    <office:text text:use-soft-page-breaks="true">
      <text:h text:style-name="P1" text:outline-level="1">Database (in Docker):</text:h>
      <text:list text:style-name="LFO1" text:continue-numbering="true">
        <text:list-item>
          <text:p text:style-name="P2">Tabel restaurants</text:p>
        </text:list-item>
        <text:list-item>
          <text:p text:style-name="P3">Tabel recenties<text:s/></text:p>
        </text:list-item>
      </text:list>
      <text:p text:style-name="P4"/>
      <text:h text:style-name="P5" text:outline-level="1">API:</text:h>
      <text:h text:style-name="Heading2" text:outline-level="2">Restaurants (beveiligd met JWT tokens)</text:h>
      <text:list text:style-name="LFO1" text:continue-numbering="true">
        <text:list-item>
          <text:p text:style-name="P6">Restaurant toevoegen</text:p>
        </text:list-item>
        <text:list-item>
          <text:p text:style-name="P7">Restaurant aanpassen (beveiligd)</text:p>
        </text:list-item>
        <text:list-item>
          <text:p text:style-name="P8">Restaurant verwijderen (beveiligd)</text:p>
        </text:list-item>
        <text:list-item>
          <text:p text:style-name="P9">Restaurant opzoeken</text:p>
        </text:list-item>
        <text:list-item>
          <text:p text:style-name="P10">Restaurants<text:s/>opvragen</text:p>
        </text:list-item>
      </text:list>
      <text:h text:style-name="P11" text:outline-level="2">Recenties</text:h>
      <text:list text:style-name="LFO1" text:continue-numbering="true">
        <text:list-item>
          <text:p text:style-name="P12">Recentie toevoegen</text:p>
        </text:list-item>
        <text:list-item>
          <text:p text:style-name="P13">Recentie verwijderen</text:p>
        </text:list-item>
        <text:list-item>
          <text:p text:style-name="P14">Recentie aanpassen</text:p>
        </text:list-item>
        <text:list-item>
          <text:p text:style-name="P15">Recenties per restaurant opvragen</text:p>
        </text:list-item>
        <text:list-item>
          <text:p text:style-name="P16">Business logic<text:s/></text:p>
        </text:list-item>
      </text:list>
      <text:p text:style-name="P17"/>
      <text:h text:style-name="P18" text:outline-level="1">Extra’s:</text:h>
      <text:list text:style-name="LFO1" text:continue-numbering="true">
        <text:list-item>
          <text:p text:style-name="P19">API calls via restclient</text:p>
        </text:list-item>
        <text:list-item>
          <text:p text:style-name="P20"><text:span text:style-name="T21">Integration en unit tests</text:span></text:p>
        </text:list-item>
        <text:list-item>
          <text:p text:style-name="P22">Swagger documentatie<text:s/></text:p>
        </text:list-item>
        <text:list-item>
          <text:p text:style-name="P23">GraphQL queries+mutations</text:p>
        </text:list-item>
        <text:list-item>
          <text:p text:style-name="P24"><text:span text:style-name="T25">Afgewerkte API in docker stek</text:span><text:span text:style-name="T26">en</text:span></text:p>
        </text:list-item>
        <text:list-item>
          <text:p text:style-name="P27"><text:span text:style-name="T28">User<text:s/></text:span><text:span text:style-name="T29">table</text:span></text:p>
        </text:list-item>
        <text:list-item>
          <text:p text:style-name="P30"><text:span text:style-name="T31">Validat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04-21T18:15:00Z</meta:creation-date>
    <dc:date>2022-04-29T18:33:00Z</dc:date>
    <meta:template xlink:href="Normal.dotm" xlink:type="simple"/>
    <meta:editing-cycles>10</meta:editing-cycles>
    <meta:editing-duration>PT0S</meta:editing-duration>
    <meta:document-statistic meta:page-count="1" meta:paragraph-count="1" meta:word-count="79" meta:character-count="513" meta:row-count="3" meta:non-whitespace-character-count="435"/>
  </office:meta>
</office:document-meta>
</file>